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start" style:justify-single-word="false"/>
    </style:style>
    <style:style style:name="P3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6" style:family="paragraph" style:parent-style-name="Standard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8" style:family="paragraph" style:parent-style-name="Standard" style:list-style-name="L2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9" style:family="paragraph" style:parent-style-name="Standard" style:list-style-name="L3">
      <style:paragraph-properties fo:line-height="115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0" style:family="paragraph" style:parent-style-name="Standard">
      <style:paragraph-properties fo:line-height="115%" fo:text-align="start" style:justify-single-word="false"/>
      <style:text-properties fo:color="#000000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" style:font-name-complex="Arial"/>
    </style:style>
    <style:style style:name="P11" style:family="paragraph" style:parent-style-name="Standard">
      <style:paragraph-properties fo:line-height="115%" fo:text-align="start" style:justify-single-word="false"/>
      <style:text-properties fo:color="#0000ff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 style:list-style-name="L1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 style:list-style-name="L1">
      <style:paragraph-properties fo:margin-left="-0.053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T1" style:family="text">
      <style:text-properties fo:color="#000000" style:font-name="Arial" fo:font-size="12pt" fo:font-weight="bold" fo:background-color="transparent" loext:char-shading-value="0" style:font-name-asian="Arial" style:font-name-complex="Arial"/>
    </style:style>
    <style:style style:name="T2" style:family="text">
      <style:text-properties fo:color="#000000" style:font-name="Arial" fo:font-size="11pt" fo:font-weight="bold" fo:background-color="transparent" loext:char-shading-value="0" style:font-name-asian="Arial" style:font-name-complex="Arial"/>
    </style:style>
    <style:style style:name="T3" style:family="text">
      <style:text-properties fo:color="#000000" style:font-name="Arial" fo:font-size="11pt" fo:font-weight="normal" fo:background-color="transparent" loext:char-shading-value="0" style:font-name-asian="Arial" style:font-name-complex="Arial"/>
    </style:style>
    <style:style style:name="T4" style:family="text">
      <style:text-properties fo:color="#000000" style:font-name="Arial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Arial" style:font-name-complex="Arial"/>
    </style:style>
    <style:style style:name="T5" style:family="text">
      <style:text-properties officeooo:rsid="000715fb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: Site de gestion de réservati</text:span><text:span text:style-name="T2">on</text:span></text:p>
      <text:p text:style-name="P3"/>
      <text:p text:style-name="P5"><text:s/></text:p>
      <text:p text:style-name="P6">Localisation : Le Mans ( pour commencer) </text:p>
      <text:p text:style-name="P4"/>
      <text:p text:style-name="P6">Le site proposera une liste de restaurants situés sur le Mans. </text:p>
      <text:p text:style-name="P4"/>
      <text:p text:style-name="P6">Ce qui va apparaître sur le site : </text:p>
      <text:p text:style-name="P4"/>
      <text:list xml:id="list1505337734052014795" text:style-name="L1">
        <text:list-item>
          <text:p text:style-name="P7">liste de restaurants</text:p>
        </text:list-item>
        <text:list-item>
          <text:p text:style-name="P7">activités proposées aux alentours</text:p>
        </text:list-item>
        <text:list-item>
          <text:p text:style-name="P7">description du site </text:p>
        </text:list-item>
        <text:list-item>
          <text:p text:style-name="P12">avis et commentaires</text:p>
        </text:list-item>
        <text:list-item>
          <text:p text:style-name="P13">système de filtres </text:p>
        </text:list-item>
        <text:list-item>
          <text:p text:style-name="P13">mise en place de liens entre les offres et les sites concernés</text:p>
        </text:list-item>
      </text:list>
      <text:p text:style-name="P4"/>
      <text:p text:style-name="P6">Pour qui : pour tous le monde qui souhaite se restaurer sur le Mans. </text:p>
      <text:p text:style-name="P4"/>
      <text:p text:style-name="P6">Un site moderne et très simple pour s’adapter à tout le monde. </text:p>
      <text:p text:style-name="P4"/>
      <text:p text:style-name="P10">Besoins clients : </text:p>
      <text:p text:style-name="P4"/>
      <text:list xml:id="list2201400957069684385" text:style-name="L2">
        <text:list-item>
          <text:p text:style-name="P8">réserver dans des restaurants qui n’ont pas de site en ligne </text:p>
        </text:list-item>
        <text:list-item>
          <text:p text:style-name="P8">découverte de nouveaux restaurants </text:p>
        </text:list-item>
        <text:list-item>
          <text:p text:style-name="P8">découverte d’activités aux alentours des restaurants</text:p>
        </text:list-item>
        <text:list-item>
          <text:p text:style-name="P8">indications des transports les plus proche</text:p>
        </text:list-item>
      </text:list>
      <text:p text:style-name="P4"/>
      <text:p text:style-name="P10">Les Limites aux besoins des clients : </text:p>
      <text:p text:style-name="P4"/>
      <text:list xml:id="list7924622536078424427" text:style-name="L3">
        <text:list-item>
          <text:p text:style-name="P9">pas de partenariat avec les grandes enseignes de restauration</text:p>
        </text:list-item>
        <text:list-item>
          <text:p text:style-name="P9">les activités et les transports sont seulement à titre indicatif </text:p>
        </text:list-item>
      </text:list>
      <text:p text:style-name="P4"/>
      <text:p text:style-name="P2"><text:span text:style-name="T4">Les problèmes aux besoins des clients :</text:span><text:span text:style-name="T3"> </text:span></text:p>
      <text:p text:style-name="P4"/>
      <text:p text:style-name="P11">Adécouvrir </text:p>
      <text:p text:style-name="P4"/>
      <text:p text:style-name="P10">Solutions technique : </text:p>
      <text:p text:style-name="P4"/>
      <text:p text:style-name="P11">A découvrir </text:p>
      <text:p text:style-name="P4"/>
      <text:p text:style-name="P10">Décrire les fonctionnalitées de l'application/site:</text:p>
      <text:p text:style-name="P4"/>
      <text:p text:style-name="P6"><text:tab/>- PAGE D'ACCEUIL</text:p>
      <text:p text:style-name="P4"/>
      <text:p text:style-name="P6">Grande photo pour le site</text:p>
      <text:p text:style-name="P6">Titre du site</text:p>
      <text:p text:style-name="P6">Logo acceuil en haut à gauche( qui revient à chaque click sur la page d'acceuil)</text:p>
      <text:p text:style-name="P6">panier et bouton inscription en haut à droite</text:p>
      <text:p text:style-name="P6"><text:soft-page-break/>Description</text:p>
      <text:p text:style-name="P6">Bouton/lien "accéder aux restaurants"</text:p>
      <text:p text:style-name="P6">Bas de page (mentions légales, 'nous contacter',)</text:p>
      <text:p text:style-name="P4"/>
      <text:p text:style-name="P6"><text:tab/>-PAGE RESTAURANTS</text:p>
      <text:p text:style-name="P4"/>
      <text:p text:style-name="P6">Filtres : prix, étoiles, lieux, activités ( recherche les restaurants proche de l'activité), transports (recherche les restaurants proche des transports), <text:span text:style-name="T5">géolocalisation</text:span> </text:p>
      <text:p text:style-name="P6">Panier</text:p>
      <text:p text:style-name="P6">Accueil</text:p>
      <text:p text:style-name="P6">Liste restaurants (photos, +filtres, horaires, n°de tel, adresse,carte)</text:p>
      <text:p text:style-name="P4"/>
      <text:p text:style-name="P4"/>
      <text:p text:style-name="P4"><text:tab/>-PAGE PAR RESTAURANTS</text:p>
      <text:p text:style-name="P4"/>
      <text:p text:style-name="P4">Titre/Photos aléatoires du restaurant/Adresse/N°de tel/Horaires/carte/activités/transport</text:p>
      <text:p text:style-name="P4"><text:span text:style-name="T5">réservation</text:span>/panier <text:s text:c="255"/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2T09:30:17.175244364</dc:date>
    <dc:creator>Adeline </dc:creator>
    <meta:editing-duration>PT37S</meta:editing-duration>
    <meta:editing-cycles>1</meta:editing-cycles>
    <meta:document-statistic meta:table-count="0" meta:image-count="0" meta:object-count="0" meta:page-count="2" meta:paragraph-count="42" meta:word-count="261" meta:character-count="1940" meta:non-whitespace-character-count="1455"/>
    <meta:generator>LibreOffice/4.3.3.2$Linux_x86 LibreOffice_project/430m0$Build-2</meta:generator>
  </office:meta>
</office:document-meta>
</file>